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宋体" fo:font-size="18pt" fo:font-weight="normal" fo:background-color="transparent" style:font-name-asian="宋体" style:font-name-complex="宋体"/>
    </style:style>
    <style:style style:name="P2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宋体" fo:font-size="11pt" fo:font-weight="normal" fo:background-color="transparent" style:font-name-asian="宋体" style:font-name-complex="宋体"/>
    </style:style>
    <style:style style:name="P3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宋体" fo:font-size="11pt" fo:font-weight="normal" officeooo:rsid="001b3721" officeooo:paragraph-rsid="001b3721" fo:background-color="transparent" style:font-name-asian="宋体" style:font-name-complex="宋体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实验1</text:p>
      <text:p text:style-name="P2"/>
      <text:p text:style-name="P2"/>
      <text:p text:style-name="P2">打开mysql的服务</text:p>
      <text:p text:style-name="P2">sudo service mysql start</text:p>
      <text:p text:style-name="P2">使用root用户登录</text:p>
      <text:p text:style-name="P2">mysql -u root</text:p>
      <text:p text:style-name="P2"/>
      <text:p text:style-name="P2">新建语句：</text:p>
      <text:p text:style-name="P2">新建数据库 CREATE DATABASE dataname;</text:p>
      <text:p text:style-name="P2">显示数据库 SHOW DATABASES;</text:p>
      <text:p text:style-name="P2">连接数据库 use dataname;</text:p>
      <text:p text:style-name="P3">显示表名 SHOW TABLES;</text:p>
      <text:p text:style-name="P2"/>
      <text:p text:style-name="P3">查看列 SHOW COLUMNS FROM talblename;</text:p>
      <text:p text:style-name="P2">查看单元 SELECT * FROM tablename;</text:p>
      <text:p text:style-name="P2"/>
      <text:p text:style-name="P2">建立表：</text:p>
      <text:p text:style-name="P2">CREATE TABLE tablename(</text:p>
      <text:p text:style-name="P2">列名A int（长度）PRIMARY KEY，</text:p>
      <text:p text:style-name="P2">列名B 数据类型（长度）DEFAULT'10'，</text:p>
      <text:p text:style-name="P2">列名C char（长度）NOT NULL，</text:p>
      <text:p text:style-name="P2">列名D enum（长度），</text:p>
      <text:p text:style-name="P2">列名E date（长度），</text:p>
      <text:p text:style-name="P2">列名F text（长度）,</text:p>
      <text:p text:style-name="P2">CONSTRAINT 约束名 PRIMARY KEY(列名),</text:p>
      <text:p text:style-name="P2">UNIQUE(列名),</text:p>
      <text:p text:style-name="P2">CONSTRAINT 约束名 FOREIGN KEY(列名) REFERENCES 外表（外键名)</text:p>
      <text:p text:style-name="P2"><text:soft-page-break/>);</text:p>
      <text:p text:style-name="P2"/>
      <text:p text:style-name="P2">插入数据 INSERT INTO (列名A，B,C,D,E,F) VALUES(值1,2,3,4,5,6）;</text:p>
      <text:p text:style-name="P2"/>
      <text:p text:style-name="P2">查询语句：</text:p>
      <text:p text:style-name="P2">基本：SELECT 列名 FROM 表名;</text:p>
      <text:p text:style-name="P2">通配符：_和%</text:p>
      <text:p text:style-name="P2">WHERE限制条件可以有数学符号 =,&lt;,&gt;,&gt;=,&lt;=</text:p>
      <text:p text:style-name="P2">比较：SELECT.. WHERE name&gt;?;</text:p>
      <text:p text:style-name="P2"/>
      <text:p text:style-name="P2">和或：SELECT.. WHERE name&gt;? or(and) name&lt;?;</text:p>
      <text:p text:style-name="P2">包含（name BETWEEN ? and ?;)</text:p>
      <text:p text:style-name="P2"/>
      <text:p text:style-name="P2">在不在：SELECT.. WHERE name (not)IN(条件);</text:p>
      <text:p text:style-name="P2"/>
      <text:p text:style-name="P2">通配符和LIKE: SELECT.. WHERE name LIKE '_%';</text:p>
      <text:p text:style-name="P2"/>
      <text:p text:style-name="P2">排序：SELECT.. ORDER BY name (ASC,DESC);</text:p>
      <text:p text:style-name="P2"/>
      <text:p text:style-name="P2">SQL内置函数和计算：</text:p>
      <text:p text:style-name="P2">函数名：COUNT<text:tab/> SUM<text:tab/> <text:s/>AVG<text:tab/> <text:s text:c="6"/>MAX<text:tab/> MIN</text:p>
      <text:p text:style-name="P2">作用：<text:tab/> <text:s/>计数<text:tab/> 求和<text:tab/>求平均值<text:tab/>最大值<text:tab/>最小值</text:p>
      <text:p text:style-name="P2">其中 COUNT 函数可用于任何数据类型(因为它只是计数)，而 SUM 、AVG 函数都只能对数字类数据类型做计算，MAX 和 MIN 可用于数值、字符串或是日期时间数据类型。</text:p>
      <text:p text:style-name="P2">AS:对值重命名</text:p>
      <text:p text:style-name="P2">SELECT MAX(列名）AS 重列名,MIN(列名） FROM 表明;</text:p>
      <text:p text:style-name="P2">结果一个重命名的列，一个显示MIN(列名)的列。</text:p>
      <text:p text:style-name="P2"/>
      <text:p text:style-name="P2">子查询：</text:p>
      <text:p text:style-name="P2"><text:soft-page-break/>连接查询：</text:p>
      <text:p text:style-name="P2"/>
      <text:p text:style-name="P2">删除语句：</text:p>
      <text:p text:style-name="P2">DROP DATABASE 库名;</text:p>
      <text:p text:style-name="P2">DROP TABLE 表名;</text:p>
      <text:p text:style-name="P2">改表名：</text:p>
      <text:p text:style-name="P2">RENAME TABLE 原名 TO 新名字;</text:p>
      <text:p text:style-name="P2">ALTER TABLE 原名 RENAME 新名;</text:p>
      <text:p text:style-name="P2">ALTER TABLE 原名 RENAME TO 新名;</text:p>
      <text:p text:style-name="P2">增加一列：</text:p>
      <text:p text:style-name="P2">ALTER TABLE 表名字 ADD COLUMN 列名字 数据类型 约束;</text:p>
      <text:p text:style-name="P2">ALTER TABLE 表名字 ADD 列名字 数据类型 约束;</text:p>
      <text:p text:style-name="P2">增加一列放在某列后面：</text:p>
      <text:p text:style-name="P2">ALTER TABLE 表名字 ADD COLUMN 列名字 数据类型 约束 AFTER 前列名;</text:p>
      <text:p text:style-name="P2">增加一列方第一位置：</text:p>
      <text:p text:style-name="P2">ALTER TABLE 表名字 ADD COLUMN 列名字 数据类型 约束 FIRST;</text:p>
      <text:p text:style-name="P2">删除一列：</text:p>
      <text:p text:style-name="P2">ALTER TABLE 表名字 DROP COLUMN 列名字;</text:p>
      <text:p text:style-name="P2">ALTER TABLE 表名字 DROP 列名字;</text:p>
      <text:p text:style-name="P2">重命名一列（其实是完全重写一列）：</text:p>
      <text:p text:style-name="P2">ALTER TABLE 表名字 CHANGE 原列名 新列名 数据类型 约束;</text:p>
      <text:p text:style-name="P2">修改数据类型（重命名一列也可以):</text:p>
      <text:p text:style-name="P2">ALTER TABLE 表名字 MODIFY 列名字 新数据类型;</text:p>
      <text:p text:style-name="P2">修改某个值：</text:p>
      <text:p text:style-name="P2">UPDATE 表名字 SET 列1=值1,列2=值2 WHERE 条件;</text:p>
      <text:p text:style-name="P2">删除一横行记录：</text:p>
      <text:p text:style-name="P2">DELETE FROM 表名字 WHERE 条件;</text:p>
      <text:p text:style-name="P2"/>
      <text:p text:style-name="P2"><text:soft-page-break/>建立索引：</text:p>
      <text:p text:style-name="P2">ALTER TABLE 表名字 ADD INDEX 索引名 (列名);</text:p>
      <text:p text:style-name="P2">CREATE INDEX 索引名 ON 表名字 (列名);</text:p>
      <text:p text:style-name="P2">这里我们使用命令 SHOW INDEX FROM 表名字; 查看刚才新建的索引</text:p>
      <text:p text:style-name="P2"/>
      <text:p text:style-name="P2">建立视图：</text:p>
      <text:p text:style-name="P2">CREATE VIEW 视图名(列a,列b,列c) AS SELECT 列1,列2,列3 FROM 表名字;</text:p>
      <text:p text:style-name="P2"/>
      <text:p text:style-name="P2">导入：</text:p>
      <text:p text:style-name="P2">LOAD DATA INFILE '文件路径和文件名' INTO TABLE 表名字;</text:p>
      <text:p text:style-name="P2"/>
      <text:p text:style-name="P2">导出：</text:p>
      <text:p text:style-name="P2">SELECT 列1，列2 INTO OUTFILE '文件路径和文件名' FROM 表名字;</text:p>
      <text:p text:style-name="P2"/>
      <text:p text:style-name="P2">备份：</text:p>
      <text:p text:style-name="P2">mysqldump 是 MySQL 用于备份数据库的实用程序。它主要产生一个 SQL 脚本文件，其中包含从头重新创建数据库所必需的命令CREATE TABLE INSERT 等。</text:p>
      <text:p text:style-name="P2">使用 mysqldump 备份的语句：</text:p>
      <text:p text:style-name="P2">mysqldump -u root 数据库名&gt;备份文件名; <text:s text:c="2"/>#备份整个数据库</text:p>
      <text:p text:style-name="P2">mysqldump -u root 数据库名 表名字&gt;备份文件名; <text:s/>#备份整个表</text:p>
      <text:p text:style-name="P2"/>
      <text:p text:style-name="P2">恢复：</text:p>
      <text:p text:style-name="P2">source /路径</text:p>
      <text:p text:style-name="P2"/>
      <text:p text:style-name="P2">mysql -u root 库名 &lt; 表名.sql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Noto Sans CJK SC Regular" style:font-size-asian="12pt" style:language-asian="en" style:country-asian="US" style:font-name-complex="Noto Sans CJK SC Regular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Noto Sans CJK SC Regular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6T08:34:20.546091921</dc:date>
    <meta:editing-duration>PT2M30S</meta:editing-duration>
    <meta:editing-cycles>1</meta:editing-cycles>
    <meta:document-statistic meta:table-count="0" meta:image-count="0" meta:object-count="0" meta:page-count="4" meta:paragraph-count="87" meta:word-count="977" meta:character-count="2040" meta:non-whitespace-character-count="1795"/>
    <meta:generator>LibreOffice/5.1.6.2$Linux_X86_64 LibreOffice_project/10m0$Build-2</meta:generator>
  </office:meta>
</office:document-meta>
</file>